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rsid="00328945" officeooo:paragraph-rsid="000211e6" style:font-size-asian="12pt" style:font-size-complex="12pt"/>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30a85" officeooo:paragraph-rsid="00037e6d" style:font-size-asian="12pt" style:font-size-complex="12pt"/>
    </style:style>
    <style:style style:name="P5" style:family="paragraph" style:parent-style-name="Standard">
      <style:text-properties style:font-name="Arial Narrow" fo:font-size="12pt" officeooo:rsid="00030a85" officeooo:paragraph-rsid="000211e6" style:font-size-asian="12pt" style:font-size-complex="12pt"/>
    </style:style>
    <style:style style:name="P6" style:family="paragraph" style:parent-style-name="Standard">
      <style:text-properties style:font-name="Arial Narrow" fo:font-size="12pt" officeooo:rsid="0006d9fd" officeooo:paragraph-rsid="0006d9fd" style:font-size-asian="12pt" style:font-size-complex="12pt"/>
    </style:style>
    <style:style style:name="P7" style:family="paragraph" style:parent-style-name="Standard">
      <style:text-properties style:font-name="Arial Narrow" fo:font-size="12pt" officeooo:rsid="000df56c" officeooo:paragraph-rsid="000df56c" style:font-size-asian="12pt" style:font-size-complex="12pt"/>
    </style:style>
    <style:style style:name="P8" style:family="paragraph" style:parent-style-name="Standard">
      <style:text-properties style:font-name="Arial Narrow" fo:font-size="12pt" officeooo:rsid="000a6b5b" officeooo:paragraph-rsid="000a6b5b" style:font-size-asian="12pt" style:font-size-complex="12pt"/>
    </style:style>
    <style:style style:name="P9" style:family="paragraph" style:parent-style-name="Standard">
      <style:text-properties style:font-name="Arial Narrow" fo:font-size="12pt" officeooo:rsid="000f6508" officeooo:paragraph-rsid="000f6508" style:font-size-asian="12pt" style:font-size-complex="12pt"/>
    </style:style>
    <style:style style:name="P10" style:family="paragraph" style:parent-style-name="Standard">
      <style:text-properties officeooo:paragraph-rsid="000211e6"/>
    </style:style>
    <style:style style:name="P11" style:family="paragraph" style:parent-style-name="Standard">
      <style:paragraph-properties fo:text-align="center" style:justify-single-word="false"/>
      <style:text-properties fo:font-size="11pt" officeooo:rsid="00037e6d" officeooo:paragraph-rsid="00050241" style:font-size-asian="11pt" style:font-size-complex="11pt"/>
    </style:style>
    <style:style style:name="P12" style:family="paragraph" style:parent-style-name="Standard">
      <style:text-properties fo:font-size="12pt" officeooo:rsid="00050241" officeooo:paragraph-rsid="00050241" style:font-size-asian="12pt" style:font-size-complex="12pt"/>
    </style:style>
    <style:style style:name="P13" style:family="paragraph" style:parent-style-name="Title">
      <style:text-properties fo:font-size="14pt" officeooo:paragraph-rsid="000211e6" style:font-size-asian="14pt" style:font-size-complex="14pt"/>
    </style:style>
    <style:style style:name="P14" style:family="paragraph" style:parent-style-name="Standard">
      <style:text-properties style:font-name="Arial Narrow" fo:font-size="12pt" officeooo:rsid="00122ffe" officeooo:paragraph-rsid="00122ffe" style:font-size-asian="12pt" style:font-size-complex="12pt"/>
    </style:style>
    <style:style style:name="P15" style:family="paragraph" style:parent-style-name="Standard">
      <style:text-properties style:font-name="Arial Narrow" fo:font-size="12pt" officeooo:rsid="00122ffe" officeooo:paragraph-rsid="0018db32" style:font-size-asian="12pt" style:font-size-complex="12pt"/>
    </style:style>
    <style:style style:name="P16" style:family="paragraph" style:parent-style-name="Standard">
      <style:text-properties style:font-name="Arial Narrow" fo:font-size="12pt" officeooo:rsid="00140116" officeooo:paragraph-rsid="00140116" style:font-size-asian="12pt" style:font-size-complex="12pt"/>
    </style:style>
    <style:style style:name="P17" style:family="paragraph" style:parent-style-name="Standard">
      <style:text-properties style:font-name="Arial Narrow" fo:font-size="12pt" officeooo:rsid="00050241" officeooo:paragraph-rsid="00050241" style:font-size-asian="12pt" style:font-size-complex="12pt"/>
    </style:style>
    <style:style style:name="P18" style:family="paragraph" style:parent-style-name="Standard">
      <style:text-properties style:font-name="Arial Narrow" fo:font-size="12pt" officeooo:paragraph-rsid="000211e6" style:font-size-asian="12pt" style:font-size-complex="12pt"/>
    </style:style>
    <style:style style:name="P19" style:family="paragraph" style:parent-style-name="Standard">
      <style:text-properties style:font-name="Arial Narrow" fo:font-size="12pt" officeooo:rsid="0016f1b2" officeooo:paragraph-rsid="0016f1b2" style:font-size-asian="12pt" style:font-size-complex="12pt"/>
    </style:style>
    <style:style style:name="P20" style:family="paragraph" style:parent-style-name="Standard">
      <style:text-properties style:font-name="Arial Narrow" fo:font-size="12pt" officeooo:rsid="001832f2" officeooo:paragraph-rsid="001832f2" style:font-size-asian="12pt" style:font-size-complex="12pt"/>
    </style:style>
    <style:style style:name="P21" style:family="paragraph" style:parent-style-name="Standard">
      <style:text-properties style:font-name="Arial Narrow" fo:font-size="12pt" officeooo:rsid="0018db32" officeooo:paragraph-rsid="0018db32" style:font-size-asian="12pt" style:font-size-complex="12pt"/>
    </style:style>
    <style:style style:name="P22" style:family="paragraph" style:parent-style-name="Standard">
      <style:text-properties style:font-name="Arial Narrow" fo:font-size="10pt" fo:font-style="italic" officeooo:paragraph-rsid="000211e6" style:font-size-asian="10pt" style:font-style-asian="italic" style:font-size-complex="10pt" style:font-style-complex="italic"/>
    </style:style>
    <style:style style:name="P23" style:family="paragraph" style:parent-style-name="Standard">
      <style:text-properties officeooo:paragraph-rsid="0006d9fd"/>
    </style:style>
    <style:style style:name="P24" style:family="paragraph" style:parent-style-name="Standard" style:master-page-name="">
      <loext:graphic-properties draw:fill="none"/>
      <style:paragraph-properties fo:margin-left="0.5in" fo:margin-right="0in" fo:text-indent="-0.5in" style:auto-text-indent="false" style:page-number="auto"/>
      <style:text-properties style:font-name="Arial Narrow" fo:font-size="12pt" officeooo:paragraph-rsid="000211e6" style:font-size-asian="12pt" style:font-size-complex="12pt"/>
    </style:style>
    <style:style style:name="P25" style:family="paragraph" style:parent-style-name="Standard" style:master-page-name="">
      <loext:graphic-properties draw:fill="none"/>
      <style:paragraph-properties fo:margin-left="0.5in" fo:margin-right="0in" fo:text-indent="-0.5in" style:auto-text-indent="false" style:page-number="auto"/>
      <style:text-properties style:font-name="Arial Narrow" fo:font-size="12pt" officeooo:paragraph-rsid="000211e6"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0116" style:font-weight-asian="bold" style:font-weight-complex="bold"/>
    </style:style>
    <style:style style:name="T3" style:family="text">
      <style:text-properties style:font-name="Arial Narrow"/>
    </style:style>
    <style:style style:name="T4" style:family="text">
      <style:text-properties style:font-name="Arial Narrow" fo:font-size="12pt"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31a2a0" style:font-size-asian="12pt" style:font-size-complex="12pt"/>
    </style:style>
    <style:style style:name="T7" style:family="text">
      <style:text-properties style:font-name="Arial Narrow" fo:font-size="12pt" officeooo:rsid="003b7537" style:font-size-asian="12pt" style:font-size-complex="12pt"/>
    </style:style>
    <style:style style:name="T8" style:family="text">
      <style:text-properties style:font-name="Arial Narrow" fo:font-size="12pt" officeooo:rsid="00030a85" style:font-size-asian="12pt" style:font-size-complex="12pt"/>
    </style:style>
    <style:style style:name="T9" style:family="text">
      <style:text-properties style:font-name="Arial Narrow" fo:font-size="12pt" officeooo:rsid="00037e6d" style:font-size-asian="12pt" style:font-size-complex="12pt"/>
    </style:style>
    <style:style style:name="T10" style:family="text">
      <style:text-properties style:font-name="Arial Narrow" fo:font-size="12pt" officeooo:rsid="00049930" style:font-size-asian="12pt" style:font-size-complex="12pt"/>
    </style:style>
    <style:style style:name="T11" style:family="text">
      <style:text-properties style:font-name="Arial Narrow" fo:font-size="12pt" officeooo:rsid="000df242" style:font-size-asian="12pt" style:font-size-complex="12pt"/>
    </style:style>
    <style:style style:name="T12" style:family="text">
      <style:text-properties style:font-name="Arial Narrow" fo:font-size="12pt" officeooo:rsid="000df56c" style:font-size-asian="12pt" style:font-size-complex="12pt"/>
    </style:style>
    <style:style style:name="T13" style:family="text">
      <style:text-properties style:font-name="Arial Narrow" fo:font-size="12pt" officeooo:rsid="00140116" style:font-size-asian="12pt" style:font-size-complex="12pt"/>
    </style:style>
    <style:style style:name="T14" style:family="text">
      <style:text-properties style:font-name="Arial Narrow" fo:font-size="12pt" fo:font-weight="bold" style:font-size-asian="12pt" style:font-weight-asian="bold" style:font-size-complex="12pt" style:font-weight-complex="bold"/>
    </style:style>
    <style:style style:name="T15" style:family="text">
      <style:text-properties style:font-name="Arial Narrow" fo:font-size="12pt" fo:font-weight="bold" officeooo:rsid="003b7537" style:font-size-asian="12pt" style:font-weight-asian="bold" style:font-size-complex="12pt" style:font-weight-complex="bold"/>
    </style:style>
    <style:style style:name="T16" style:family="text">
      <style:text-properties style:font-name="Arial Narrow" fo:font-size="12pt" fo:font-weight="bold" officeooo:rsid="00140116" style:font-size-asian="12pt" style:font-weight-asian="bold" style:font-size-complex="12pt" style:font-weight-complex="bold"/>
    </style:style>
    <style:style style:name="T17" style:family="text">
      <style:text-properties style:font-name="Arial Narrow" fo:font-size="12pt" fo:font-style="italic" officeooo:rsid="0031a2a0" style:font-size-asian="12pt" style:font-style-asian="italic" style:font-size-complex="12pt" style:font-style-complex="italic"/>
    </style:style>
    <style:style style:name="T18" style:family="text">
      <style:text-properties style:font-name="Arial Narrow" fo:font-size="12pt" fo:font-style="italic" officeooo:rsid="00030a85" style:font-size-asian="12pt" style:font-style-asian="italic" style:font-size-complex="12pt" style:font-style-complex="italic"/>
    </style:style>
    <style:style style:name="T19" style:family="text">
      <style:text-properties style:font-name="Arial Narrow" fo:font-size="12pt" fo:font-style="italic" officeooo:rsid="000df242" style:font-size-asian="12pt" style:font-style-asian="italic" style:font-size-complex="12pt" style:font-style-complex="italic"/>
    </style:style>
    <style:style style:name="T20" style:family="text">
      <style:text-properties style:font-name="Arial Narrow" fo:font-size="12pt" fo:font-weight="normal" officeooo:rsid="0006d9fd" style:font-size-asian="12pt" style:font-weight-asian="normal" style:font-size-complex="12pt" style:font-weight-complex="normal"/>
    </style:style>
    <style:style style:name="T21" style:family="text">
      <style:text-properties style:font-name="Arial Narrow" officeooo:rsid="00030a85"/>
    </style:style>
    <style:style style:name="T22" style:family="text">
      <style:text-properties style:font-name="Arial Narrow" fo:font-style="italic" style:font-style-asian="italic" style:font-style-complex="italic"/>
    </style:style>
    <style:style style:name="T23" style:family="text">
      <style:text-properties style:font-name="Arial Narrow" officeooo:rsid="000c1a5d"/>
    </style:style>
    <style:style style:name="T24" style:family="text">
      <style:text-properties style:font-name="Arial Narrow" officeooo:rsid="000df56c"/>
    </style:style>
    <style:style style:name="T25" style:family="text">
      <style:text-properties officeooo:rsid="003a4cdd"/>
    </style:style>
    <style:style style:name="T26" style:family="text">
      <style:text-properties fo:font-style="italic" style:font-style-asian="italic" style:font-style-complex="italic"/>
    </style:style>
    <style:style style:name="T27" style:family="text">
      <style:text-properties fo:font-style="italic" officeooo:rsid="0033778f"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140116" style:font-style-asian="italic" style:font-weight-asian="normal" style:font-style-complex="italic" style:font-weight-complex="normal"/>
    </style:style>
    <style:style style:name="T30" style:family="text">
      <style:text-properties officeooo:rsid="00328945"/>
    </style:style>
    <style:style style:name="T31" style:family="text">
      <style:text-properties officeooo:rsid="0033778f"/>
    </style:style>
    <style:style style:name="T32" style:family="text">
      <style:text-properties fo:font-weight="normal" style:font-weight-asian="normal" style:font-weight-complex="normal"/>
    </style:style>
    <style:style style:name="T33" style:family="text">
      <style:text-properties fo:font-weight="normal" officeooo:rsid="00140116" style:font-weight-asian="normal" style:font-weight-complex="normal"/>
    </style:style>
    <style:style style:name="T34" style:family="text">
      <style:text-properties officeooo:rsid="0024f62d"/>
    </style:style>
    <style:style style:name="T35" style:family="text">
      <style:text-properties officeooo:rsid="000211e6"/>
    </style:style>
    <style:style style:name="T36" style:family="text">
      <style:text-properties officeooo:rsid="003d3230"/>
    </style:style>
    <style:style style:name="T37" style:family="text">
      <style:text-properties officeooo:rsid="000861e3"/>
    </style:style>
    <style:style style:name="T38" style:family="text">
      <style:text-properties officeooo:rsid="00140116"/>
    </style:style>
    <style:style style:name="T39" style:family="text">
      <style:text-properties officeooo:rsid="001832f2"/>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stallation:</text:p>
      <text:p text:style-name="P10"><text:span text:style-name="T4">merX is made up of a</text:span><text:span text:style-name="T12">n open source and</text:span><text:span text:style-name="T4"> freely download</text:span><text:span text:style-name="T12">able package located on github. <text:s/>You can locate the packages by visiting</text:span><text:span text:style-name="T4"> </text:span><text:a xlink:type="simple" xlink:href="http://merx.nizex.com/" text:style-name="Internet_20_link" text:visited-style-name="Visited_20_Internet_20_Link"><text:span text:style-name="T4">merxedi.com</text:span></text:a><text:span text:style-name="T4"> </text:span><text:span text:style-name="T12">and clicking downloads</text:span><text:span text:style-name="T4">. The following section will cover the installation instructions for </text:span><text:span text:style-name="T12">Ubuntu </text:span><text:span text:style-name="T4">Linux </text:span><text:span text:style-name="T12">Server</text:span><text:span text:style-name="T4">, since it is the recommended platform to use for these purposes. The server will also run on Windows and Mac as well but will require additional compiled versions of the mer</text:span><text:span text:style-name="T5">X</text:span><text:span text:style-name="T4"> binary for those platforms. Please contact us if you desire to run on those platforms or you can download the full source code and compile yourself.</text:span></text:p>
      <text:p text:style-name="P10"/>
      <text:p text:style-name="P3"><text:span text:style-name="T4">If you wish to replicate the environment that merX was developed in, the following info should help: Ubuntu 14.04 LTS (linux), MariaDB 5.5, NGINX (pronounced “engine X”) </text:span><text:span text:style-name="T36">v1.4.6 </text:span><text:span text:style-name="T4">Web Server, </text:span><text:span text:style-name="T37">and PHP v5.5</text:span><text:span text:style-name="T4">.</text:span></text:p>
      <text:p text:style-name="P2"/>
      <text:p text:style-name="P24"><text:span text:style-name="T2">1)</text:span> <text:span text:style-name="T25">Install</text:span> Linux, preferably a Debian based flavor, onto a server with the necessary hardware to support your user base. In most cases this will not require a massive hardware platform to support and a<text:span text:style-name="T35">n</text:span> <text:span text:style-name="T35">average </text:span>server should be more than sufficient.</text:p>
      <text:p text:style-name="P2"><text:tab/><text:span text:style-name="T30">Recommended: <text:tab/>install SSH (during Linux install)</text:span></text:p>
      <text:p text:style-name="P1"><text:tab/><text:tab/><text:tab/><text:tab/>set secure updates to <text:span text:style-name="T26">Auto</text:span> (during linux install)</text:p>
      <text:p text:style-name="P2"><text:tab/><text:tab/><text:tab/><text:tab/></text:p>
      <text:p text:style-name="P2"><text:span text:style-name="T31"><text:tab/>After first boot up type:<text:tab/>sudo </text:span><text:span text:style-name="T27">apt-get update</text:span></text:p>
      <text:p text:style-name="P2"><text:tab/><text:tab/><text:tab/><text:tab/><text:span text:style-name="T31">sudo </text:span><text:span text:style-name="T27">apt-get upgrade</text:span></text:p>
      <text:p text:style-name="P2"/>
      <text:p text:style-name="P10"><text:span text:style-name="T16">2) </text:span><text:span text:style-name="T4">Load the </text:span><text:span text:style-name="T14">MariaDB</text:span><text:span text:style-name="T4"> package onto the server. To do this go to </text:span><text:a xlink:type="simple" xlink:href="https://downloads.mariadb.org/mariadb/repositories/" text:style-name="Internet_20_link" text:visited-style-name="Visited_20_Internet_20_Link"><text:span text:style-name="T4">https://downloads.mariadb.org/mariadb/repositories/</text:span></text:a><text:span text:style-name="T4"> and follow the download instructions for your specific Linux OS and version. </text:span><text:span text:style-name="T6">(</text:span><text:span text:style-name="T17">merX was developed with MariaDB 5.5</text:span><text:span text:style-name="T6">)</text:span></text:p>
      <text:p text:style-name="P10"/>
      <text:p text:style-name="P22"><text:span text:style-name="T32">NOTE</text:span>: You can also use M<text:span text:style-name="T34">y</text:span>SQL as your database server if you like. There are no compatibility issues between the two but because of Oracle's stance on some of the M<text:span text:style-name="T34">y</text:span>SQL changes ,as well as performance issues, we've standardized on the MariaDB branch.</text:p>
      <text:p text:style-name="P2"/>
      <text:p text:style-name="P10"><text:span text:style-name="T16">3)</text:span><text:span text:style-name="T4"> </text:span><text:span text:style-name="T6">Install a web server, any flavor should work. MerX was developed using the nginx webserver </text:span><text:span text:style-name="T7">with SSL enabled </text:span><text:span text:style-name="T13">and these instructions cover it</text:span><text:span text:style-name="T6">. </text:span><text:span text:style-name="T7">It is </text:span><text:span text:style-name="T15">strongly</text:span><text:span text:style-name="T7"> recommended that SSL be used.</text:span></text:p>
      <text:p text:style-name="P10"/>
      <text:p text:style-name="P10"><text:span text:style-name="T8">If you wish to change the NGINX </text:span><text:span text:style-name="T9">default </text:span><text:span text:style-name="T8">web server port: navigate to the /</text:span><text:span text:style-name="T12">etc/nginx/</text:span><text:span text:style-name="T18">sites-available</text:span><text:span text:style-name="T8"> folder and change the default file configuration. Typically it's </text:span><text:span text:style-name="T18">/etc/nginx/sites-available/default</text:span><text:span text:style-name="T8"> and edit the port number from the default of </text:span><text:span text:style-name="T18">80</text:span><text:span text:style-name="T8"> to the port you wish to listen on. </text:span><text:span text:style-name="T10">You will also find web urls to helpful NGINX resources in this file. </text:span><text:span text:style-name="T11">You can confirm NGINX version by entering: </text:span><text:span text:style-name="T19">nginx -v</text:span><text:span text:style-name="T11"> at a command prompt.</text:span></text:p>
      <text:p text:style-name="P4"><text:tab/><text:tab/></text:p>
      <text:p text:style-name="P4"><text:tab/><text:tab/>Should see something like:<text:tab/>server {</text:p>
      <text:p text:style-name="P10"><text:span text:style-name="T8"><text:tab/><text:tab/><text:tab/><text:tab/><text:tab/><text:tab/><text:tab/>listen </text:span><text:span text:style-name="T18">80</text:span><text:span text:style-name="T8"> default_server;</text:span></text:p>
      <text:p text:style-name="P10"><text:span text:style-name="T8"><text:tab/><text:tab/><text:tab/><text:tab/><text:tab/><text:tab/><text:tab/>listen [::]:</text:span><text:span text:style-name="T18">80</text:span><text:span text:style-name="T8"> default_server ipv6only=on;</text:span></text:p>
      <text:p text:style-name="P5"><text:tab/><text:tab/><text:tab/><text:tab/><text:tab/><text:tab/><text:tab/>…........</text:p>
      <text:p text:style-name="P5"><text:tab/><text:tab/><text:tab/><text:tab/><text:tab/><text:tab/><text:tab/>}</text:p>
      <text:p text:style-name="P5"/>
      <text:p text:style-name="P11"><text:span text:style-name="T21">N</text:span><text:span text:style-name="T3">ote: Don't forget to restart the nginx service to put changes into effect.</text:span><text:span text:style-name="T24"> sudo</text:span><text:span text:style-name="T3"> </text:span><text:span text:style-name="T22">/etc/init.d/nginx restart</text:span><text:span text:style-name="T3"> </text:span><text:span text:style-name="T23">[</text:span><text:span text:style-name="T3">press Enter</text:span><text:span text:style-name="T23">]</text:span></text:p>
      <text:p text:style-name="P12"/>
      <text:p text:style-name="P17">NGINX allows you to serve both HTTP and HTTPS requests simultaneously, and <text:span text:style-name="T38">with </text:span>custom port choice<text:span text:style-name="T38">s</text:span>. You will have to make sure you configure your SSL certificate correctly to avoid errors. </text:p>
      <text:p text:style-name="P17"/>
      <text:p text:style-name="P16"><text:span text:style-name="T1">4)</text:span> To generate a self signed certificate (which is recommended) follow the following steps:</text:p>
      <text:p text:style-name="P10"/>
      <text:p text:style-name="P2"><text:soft-page-break/></text:p>
      <text:p text:style-name="P6"><text:span text:style-name="T2">5)</text:span><text:span text:style-name="T1"> </text:span><text:span text:style-name="T32">Install php:</text:span></text:p>
      <text:p text:style-name="P6"><text:span text:style-name="T32"><text:tab/></text:span><text:span text:style-name="T28">sudo apt-get install php5-cli </text:span><text:span text:style-name="T29">php5-fpm php5-mysql</text:span><text:span text:style-name="T32"> </text:span></text:p>
      <text:p text:style-name="P23"><text:span text:style-name="T20"><text:tab/><text:tab/></text:span></text:p>
      <text:p text:style-name="P14"><text:span text:style-name="T2">6)</text:span> Install merxphp by executing the following commands:</text:p>
      <text:p text:style-name="P14"><text:tab/>cd /var/www</text:p>
      <text:p text:style-name="P14"><text:tab/><text:span text:style-name="T38">sudo </text:span>git clone <text:a xlink:type="simple" xlink:href="https://github.com/cybercrypt13/merxphp.git" text:style-name="Internet_20_link" text:visited-style-name="Visited_20_Internet_20_Link">https://github.com/cybercrypt13/merxphp.git</text:a></text:p>
      <text:p text:style-name="P14"><text:tab/><text:span text:style-name="T38">sudo chown -R www-data merxphp</text:span></text:p>
      <text:p text:style-name="P16"><text:tab/>sudo chgrp -R www-data merxphp</text:p>
      <text:p text:style-name="P16"/>
      <text:p text:style-name="P14"><text:span text:style-name="T2">7)</text:span> Now we need to setup a few defaults and get our git repository set to do automatic database updates for future releases of merx<text:span text:style-name="T38">php</text:span>. <text:s/>First we need to create our database with the following commands <text:span text:style-name="T38">and you may need to change your username and database name to whatever you used if necessary. <text:s/>These are the default values. NOTE: root password will be whatever you chose during the installation of mariadb</text:span></text:p>
      <text:p text:style-name="P14"/>
      <text:p text:style-name="P14">cd merxphp</text:p>
      <text:p text:style-name="P14">mysql -u root -p merx &lt; create.sql <text:s/><text:span text:style-name="T39">(do not execute this command on a live server EVER!!)</text:span></text:p>
      <text:p text:style-name="P20">cd db/upgrades (now we need to update the database to the latest version)</text:p>
      <text:p text:style-name="P20">php upgrades.php (this makes sure you have the latest table structures)</text:p>
      <text:p text:style-name="P20"/>
      <text:p text:style-name="P21">if you want test data installed then execute this command</text:p>
      <text:p text:style-name="P15">mysql -u root -p merx &lt; create.sql</text:p>
      <text:p text:style-name="P15"/>
      <text:p text:style-name="P16"><text:span text:style-name="T1">8)</text:span> Now lets copy the vars.php file from the db folder to our root folder and make changes to it.</text:p>
      <text:p text:style-name="P16"><text:tab/>cp db/vars.php .</text:p>
      <text:p text:style-name="P16"><text:tab/>vi db/vars.php ( change username and password to that of your database server root and pass)</text:p>
      <text:p text:style-name="P16"/>
      <text:p text:style-name="P24"><text:span text:style-name="T2">9)</text:span><text:span text:style-name="T1"> </text:span><text:span text:style-name="T33">Now lets copy the post-merge file into our .git repository to insure database updates are performed automatically when new merxphp updates become available.</text:span></text:p>
      <text:p text:style-name="P2"><text:tab/><text:span text:style-name="T38">sudo cp post-merge .git/hooks</text:span></text:p>
      <text:p text:style-name="P2"><text:tab/></text:p>
      <text:p text:style-name="P19"><text:span text:style-name="T1">10)</text:span> Next we're going to setup the server to automatically check for merxphp updates at midnight everyday.</text:p>
      <text:p text:style-name="P19"><text:tab/>sudo crontab -u www-data -e</text:p>
      <text:p text:style-name="P19"><text:tab/>choose your editor of choice and add a line that looks like this</text:p>
      <text:p text:style-name="P19"><text:tab/>00 22 * * * (cd /var/www/merxphp &amp;&amp; git reset HEAD --hard &amp;&amp; git pull) &gt;&gt; /dev/null 2&gt;&amp;1</text:p>
      <text:p text:style-name="P2"/>
      <text:p text:style-name="P21">11) When ready to go live you need to re-execute steps</text:p>
      <text:p text:style-name="P2"/>
      <text:p text:style-name="P2"/>
      <text:p text:style-name="P2"/>
      <text:p text:style-name="P2"/>
      <text:p text:style-name="P7">Special Notes:</text:p>
      <text:p text:style-name="P7">When loading your dealer database table you also need to make sure the DaysToFullfill table contains an entry for each warehouse. <text:s/>If you don't use these features then just default them all to 2 or 3 but they have to have a value for the system to report back proper inventory levels.</text:p>
      <text:p text:style-name="P8"/>
      <text:p text:style-name="P7">You must create an entry in the Vendors table for each vendor part a customer may be ordering for you. <text:s/>If you are the vendor and you only sell your own stuff then a single entry for that purpose should exist.</text:p>
      <text:p text:style-name="P7"/>
      <text:p text:style-name="P7"><text:soft-page-break/>In order to pull orders and send updates back to the server you will need to generate an APIKey to place inside the VendorCredentials table. <text:s/>If you want to further restrict access to a single IP address then you will also need to enter that.</text:p>
      <text:p text:style-name="P7"/>
      <text:p text:style-name="P9">Dealer records have to exist for the dealers to start using the system but you will not be creating keys for each one. <text:s/>There mere act of them existing will cause the server to generate and return keys the very first time they access the system.</text:p>
      <text:p text:style-name="P9"/>
      <text:p text:style-name="P9">Dealer costs can be calculated by either using Price codes (which is the best method), or by having dealer specific <text:s/>pricing set for each part. <text:s/>Price codes are the act of setting categories on parts and then using that code to say things like: pricecode A=10% for this dealer or 15% over cost for that dealer. <text:s/>This method is the most flexible and the easiest to maintain but any method should be supportable with the system.</text:p>
      <text:p text:style-name="P9"/>
      <text:p text:style-name="P9">NLA means a part is no longer available and Closeout means it is headed that way. <text:s/>In a perfect world NLA would mean you have no inventory left and will not be shipping that item and Closeout means that when you finish selling out you're done. <text:s/>But in reality you may still have a few of the items in stock and as a result merX does not prevent dealers from placing orders with those values. <text:s/>But it does report back to them that the items may never ship if you are out.</text:p>
      <text:p text:style-name="P9"/>
      <text:p text:style-name="P9">Inventory is stored by warehouse location. <text:s/>If you only have 1 warehouse then only enter one value into that table, but something has to exist there for things to work properly.</text:p>
      <text:p text:style-name="P9"/>
      <text:p text:style-name="P9">The dealercost flow is 1) if entry exists for an item in ItemCost, use that cost. <text:s/>2) If it exists in the pricecodelink table then look at pricecode and determine what cost should be and use that cost. <text:s/>3) If neither of these two methods are available then retrieve the cost from the Items list record itself and return it.</text:p>
      <text:p text:style-name="P9"/>
      <text:p text:style-name="P9">Orderstatus updates will only return items that have shipped.</text:p>
      <text:p text:style-name="P9"/>
      <text:p text:style-name="P9">Shipping vendors table will need entries there and we suggest just setting things like UPS, FEDEX... to allow the BSV Systems to quickly know what website to call for calling tracking routines.</text:p>
      <text:p text:style-name="P9"/>
      <text:p text:style-name="P9">Line item costs and Invoice numbers are supplied upon shipping of products and stored in the ShippedBoxes and PurchaseOrderShipped tables.</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7T08:33:15.570122000</dc:date>
    <meta:editing-duration>PT1H36M3S</meta:editing-duration>
    <meta:editing-cycles>21</meta:editing-cycles>
    <meta:generator>LibreOffice/5.0.0.5$MacOSX_X86_64 LibreOffice_project/1b1a90865e348b492231e1c451437d7a15bb262b</meta:generator>
    <meta:document-statistic meta:table-count="0" meta:image-count="0" meta:object-count="0" meta:page-count="3" meta:paragraph-count="60" meta:word-count="1252" meta:character-count="7362" meta:non-whitespace-character-count="6087"/>
  </office:meta>
</office:document-meta>
</file>